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b6e53" officeooo:paragraph-rsid="001b6e53"/>
    </style:style>
    <style:style style:name="P2" style:family="paragraph" style:parent-style-name="Table_20_Contents">
      <style:text-properties fo:font-weight="bold" officeooo:rsid="001c455f" officeooo:paragraph-rsid="001c455f" style:font-weight-asian="bold" style:font-weight-complex="bold"/>
    </style:style>
    <style:style style:name="P3" style:family="paragraph" style:parent-style-name="Standard">
      <style:text-properties officeooo:rsid="001c455f" officeooo:paragraph-rsid="001c455f"/>
    </style:style>
    <style:style style:name="P4" style:family="paragraph" style:parent-style-name="Table_20_Contents">
      <style:text-properties officeooo:rsid="001c455f" officeooo:paragraph-rsid="001c455f"/>
    </style:style>
    <style:style style:name="P5" style:family="paragraph" style:parent-style-name="Table_20_Contents">
      <style:text-properties fo:font-weight="bold" officeooo:rsid="001c455f" officeooo:paragraph-rsid="001dca59" style:font-weight-asian="bold" style:font-weight-complex="bold"/>
    </style:style>
    <style:style style:name="P6" style:family="paragraph" style:parent-style-name="Table_20_Contents">
      <style:text-properties officeooo:rsid="001dca59" officeooo:paragraph-rsid="001dca59"/>
    </style:style>
    <style:style style:name="P7" style:family="paragraph" style:parent-style-name="Standard">
      <style:text-properties officeooo:rsid="001dca59" officeooo:paragraph-rsid="001dca59"/>
    </style:style>
    <style:style style:name="P8" style:family="paragraph" style:parent-style-name="Standard">
      <style:text-properties fo:font-size="16pt" fo:font-weight="bold" officeooo:rsid="001dca59" officeooo:paragraph-rsid="001ede9e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4pt" officeooo:rsid="001dca59" officeooo:paragraph-rsid="001ede9e" style:font-size-asian="14pt" style:font-size-complex="14pt"/>
    </style:style>
    <style:style style:name="P10" style:family="paragraph" style:parent-style-name="Standard">
      <style:text-properties fo:font-size="16pt" fo:font-weight="bold" officeooo:rsid="001ede9e" officeooo:paragraph-rsid="001ede9e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4pt" officeooo:rsid="001ede9e" officeooo:paragraph-rsid="001ede9e" style:font-size-asian="14pt" style:font-size-complex="14pt"/>
    </style:style>
    <style:style style:name="T1" style:family="text">
      <style:text-properties officeooo:rsid="001ede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s ERP propietarios más usados en la actualidad (2025) son:</text:p>
      <text:p text:style-name="P1"/>
      <text:p text:style-name="P1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2">Nombre ERP</text:p>
          </table:table-cell>
          <table:table-cell table:style-name="Tabla1.B1" office:value-type="string">
            <text:p text:style-name="P2">Año fundación</text:p>
          </table:table-cell>
        </table:table-row>
        <table:table-row>
          <table:table-cell table:style-name="Tabla1.A2" office:value-type="string">
            <text:p text:style-name="P3">Campfire</text:p>
          </table:table-cell>
          <table:table-cell table:style-name="Tabla1.B2" office:value-type="string">
            <text:p text:style-name="P4">2023</text:p>
          </table:table-cell>
        </table:table-row>
        <table:table-row>
          <table:table-cell table:style-name="Tabla1.A2" office:value-type="string">
            <text:p text:style-name="P3">Tailor</text:p>
          </table:table-cell>
          <table:table-cell table:style-name="Tabla1.B2" office:value-type="string">
            <text:p text:style-name="P4">2021</text:p>
          </table:table-cell>
        </table:table-row>
        <table:table-row>
          <table:table-cell table:style-name="Tabla1.A2" office:value-type="string">
            <text:p text:style-name="P3">Simplisales</text:p>
          </table:table-cell>
          <table:table-cell table:style-name="Tabla1.B2" office:value-type="string">
            <text:p text:style-name="P4">2021</text:p>
          </table:table-cell>
        </table:table-row>
        <table:table-row>
          <table:table-cell table:style-name="Tabla1.A2" office:value-type="string">
            <text:p text:style-name="P3">MerlinAI</text:p>
          </table:table-cell>
          <table:table-cell table:style-name="Tabla1.B2" office:value-type="string">
            <text:p text:style-name="P4">2025</text:p>
          </table:table-cell>
        </table:table-row>
      </table:table>
      <text:p text:style-name="P1"/>
      <text:p text:style-name="P3"/>
      <text:p text:style-name="P3">Y a continuación los mas usados en open source:</text:p>
      <text:p text:style-name="P3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5">Nombre ERP</text:p>
          </table:table-cell>
          <table:table-cell table:style-name="Tabla2.B1" office:value-type="string">
            <text:p text:style-name="P5">Año fundación</text:p>
          </table:table-cell>
        </table:table-row>
        <table:table-row>
          <table:table-cell table:style-name="Tabla2.A2" office:value-type="string">
            <text:p text:style-name="Table_20_Contents">ERPNext </text:p>
          </table:table-cell>
          <table:table-cell table:style-name="Tabla2.B2" office:value-type="string">
            <text:p text:style-name="P6">2025</text:p>
          </table:table-cell>
        </table:table-row>
        <table:table-row>
          <table:table-cell table:style-name="Tabla2.A2" office:value-type="string">
            <text:p text:style-name="Table_20_Contents">BGERP </text:p>
          </table:table-cell>
          <table:table-cell table:style-name="Tabla2.B2" office:value-type="string">
            <text:p text:style-name="P6">2025</text:p>
          </table:table-cell>
        </table:table-row>
        <table:table-row>
          <table:table-cell table:style-name="Tabla2.A2" office:value-type="string">
            <text:p text:style-name="Table_20_Contents">Optimum ERP </text:p>
          </table:table-cell>
          <table:table-cell table:style-name="Tabla2.B2" office:value-type="string">
            <text:p text:style-name="P6">2025</text:p>
          </table:table-cell>
        </table:table-row>
        <table:table-row>
          <table:table-cell table:style-name="Tabla2.A2" office:value-type="string">
            <text:p text:style-name="Table_20_Contents">LedgerSMB </text:p>
          </table:table-cell>
          <table:table-cell table:style-name="Tabla2.B2" office:value-type="string">
            <text:p text:style-name="P6">2025</text:p>
          </table:table-cell>
        </table:table-row>
      </table:table>
      <text:p text:style-name="P3"><text:s/></text:p>
      <text:p text:style-name="P3"/>
      <text:p text:style-name="P7">ventajas y desventajas entre open source y erp propietarios</text:p>
      <text:p text:style-name="P7"/>
      <text:p text:style-name="P8">Ventajas:</text:p>
      <text:p text:style-name="P9"><text:span text:style-name="T1">L</text:span>os erp propietarios al obtenerlos ofrecen servicios de mantenimiento a la par que funcionalidades ya implentadas las cuales ya estan listas para usar además de funcionalidades ya pulidas, probadas y funcionales, para grandes empresas.</text:p>
      <text:p text:style-name="P9"/>
      <text:p text:style-name="P9">Mientras que con los erp open sorce no exite costo, no se paga, permite mayor personalización <text:span text:style-name="T1">flexibilidadpara adaptorlo a las necesidades y transparencia además de no depender de un solo proveedor</text:span> </text:p>
      <text:p text:style-name="P3"/>
      <text:p text:style-name="P10">Desventajas:</text:p>
      <text:p text:style-name="P11">los erp propietarios hay que pagarlos, teniendo estos costos elevados por el mantenimiento y la licencia,ademas de depender del proveedor y permitir la posibilidad de haber una actualiuzación forzosa que sea incomplatible para el negocio o que el proveedor discontinue el producto.</text:p>
      <text:p text:style-name="P11"/>
      <text:p text:style-name="P11">Por otra parte los open source rquieren un mayor conocimiento tecnico para instalar y mantener, el soporte depende de la comunidad o alguien externo además de que las actualizaciones pueden ser escas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6T18:27:36.399466700</meta:creation-date>
    <dc:date>2025-09-16T19:11:01.843494800</dc:date>
    <meta:editing-duration>PT7M55S</meta:editing-duration>
    <meta:editing-cycles>1</meta:editing-cycles>
    <meta:document-statistic meta:table-count="2" meta:image-count="0" meta:object-count="0" meta:page-count="1" meta:paragraph-count="30" meta:word-count="194" meta:character-count="1250" meta:non-whitespace-character-count="1079"/>
    <meta:generator>LibreOffice/25.2.5.2$Windows_X86_64 LibreOffice_project/03d19516eb2e1dd5d4ccd751a0d6f35f35e08022</meta:generator>
  </office:meta>
</office:document-meta>
</file>